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elvetica" svg:font-family="Helvetic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-color="#ffcc99" draw:textarea-horizontal-align="justify" draw:textarea-vertical-align="middle" draw:auto-grow-height="false" draw:shadow="visible" draw:shadow-offset-x="0.076cm" draw:shadow-offset-y="0.076cm" draw:shadow-color="#cccccc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4.261cm" fo:padding-top="0cm" fo:padding-bottom="0cm" fo:padding-left="0cm" fo:padding-right="0cm" fo:wrap-option="no-wrap"/>
    </style:style>
    <style:style style:name="gr3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4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fill-color="#cc9999" draw:textarea-horizontal-align="justify" draw:textarea-vertical-align="middle" draw:auto-grow-height="false"/>
    </style:style>
    <style:style style:name="gr6" style:family="graphic" style:parent-style-name="standard">
      <style:graphic-properties draw:fill-color="#9999cc" draw:textarea-horizontal-align="justify" draw:textarea-vertical-align="middle" draw:auto-grow-height="false"/>
    </style:style>
    <style:style style:name="gr7" style:family="graphic" style:parent-style-name="standard">
      <style:graphic-properties draw:fill-color="#cc99ff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10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fill-color="#99cc99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6.263cm" fo:padding-top="0cm" fo:padding-bottom="0cm" fo:padding-left="0cm" fo:padding-right="0cm" fo:wrap-option="no-wrap"/>
    </style:style>
    <style:style style:name="gr14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15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16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17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18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19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20" style:family="graphic" style:parent-style-name="standard">
      <style:graphic-properties draw:stroke="solid" svg:stroke-width="0.106cm" svg:stroke-color="#ff0000" draw:marker-start="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1" style:family="graphic" style:parent-style-name="standard">
      <style:graphic-properties draw:stroke="solid" svg:stroke-width="0.106cm" svg:stroke-color="#0000ff" draw:marker-start="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6.2cm" fo:padding-top="0cm" fo:padding-bottom="0cm" fo:padding-left="0cm" fo:padding-right="0cm" fo:wrap-option="no-wrap"/>
    </style:style>
    <style:style style:name="gr23" style:family="graphic" style:parent-style-name="standard">
      <style:graphic-properties draw:stroke="solid" svg:stroke-width="0.106cm" svg:stroke-color="#9966cc" draw:marker-start="Arrow" draw:marker-start-width="0.318cm" draw:marker-start-center="false" draw:marker-end="Arrow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763cm" fo:min-width="3.842cm" fo:padding-top="0cm" fo:padding-bottom="0cm" fo:padding-left="0cm" fo:padding-right="0cm" fo:wrap-option="no-wrap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525cm" fo:min-width="2.326cm" fo:padding-top="0cm" fo:padding-bottom="0cm" fo:padding-left="0cm" fo:padding-right="0cm" fo:wrap-option="no-wrap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1.022cm" fo:min-width="4.091cm" fo:padding-top="0cm" fo:padding-bottom="0cm" fo:padding-left="0cm" fo:padding-right="0cm" fo:wrap-option="no-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4.578cm" fo:padding-top="0cm" fo:padding-bottom="0cm" fo:padding-left="0cm" fo:padding-right="0cm" fo:wrap-option="no-wrap"/>
    </style:style>
    <style:style style:name="gr28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29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30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31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32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33" style:family="graphic" style:parent-style-name="standard" style:list-style-name="L1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cccc" draw:opacity="100%" draw:textarea-horizontal-align="justify" draw:textarea-vertical-align="top" draw:auto-grow-height="false" fo:padding-top="0cm" fo:padding-bottom="0cm" fo:padding-left="0cm" fo:padding-right="0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4.015cm" fo:padding-top="0cm" fo:padding-bottom="0cm" fo:padding-left="0cm" fo:padding-right="0cm" fo:wrap-option="no-wrap"/>
    </style:style>
    <style:style style:name="gr35" style:family="graphic" style:parent-style-name="objectwithoutfill">
      <style:graphic-properties svg:stroke-width="0.081cm" svg:stroke-color="#336633" draw:marker-start="Arrow" draw:marker-start-width="0.321cm" draw:marker-end="Arrow" draw:marker-end-width="0.33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917cm" fo:margin-bottom="0cm" fo:line-height="100%" fo:text-align="center" fo:text-indent="0cm" style:writing-mode="lr-tb"/>
    </style:style>
    <style:style style:name="P3" style:family="paragraph">
      <style:paragraph-properties fo:margin-left="0cm" fo:margin-right="0cm" fo:margin-top="0.917cm" fo:margin-bottom="0cm" fo:line-height="100%" fo:text-align="center" fo:text-indent="0cm" style:writing-mode="lr-tb" style:font-independent-line-spacing="true"/>
    </style:style>
    <style:style style:name="P4" style:family="paragraph">
      <style:paragraph-properties fo:margin-left="0cm" fo:margin-right="0cm" fo:margin-top="0.917cm" fo:margin-bottom="0cm" fo:line-height="100%" fo:text-align="center" fo:text-indent="0cm" style:writing-mode="lr-tb" style:font-independent-line-spacing="true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.917cm" fo:margin-bottom="0cm" fo:line-height="100%" fo:text-align="center" fo:text-indent="0cm" style:writing-mode="lr-tb" style:font-independent-line-spacing="true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.917cm" fo:margin-bottom="0cm" fo:line-height="100%" fo:text-align="center" fo:text-indent="0cm" style:writing-mode="lr-tb" style:font-independent-line-spacing="true"/>
      <style:text-properties fo:font-size="9.30000019073486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/>
      </style:paragraph-properties>
      <style:text-properties fo:color="#669966"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9966cc" fo:font-size="9.30000019073486pt"/>
    </style:style>
    <style:style style:name="T1" style:family="text">
      <style:text-properties fo:color="#000000" style:font-name="Helvetica" fo:font-size="18pt" style:font-name-asian="Helvetica" style:font-size-asian="18pt" style:font-name-complex="Helvetica" style:font-size-complex="18pt"/>
    </style:style>
    <style:style style:name="T2" style:family="text">
      <style:text-properties fo:color="#000000" style:font-name="Helvetica" fo:font-size="14pt" style:font-name-asian="Helvetica" style:font-size-asian="14pt" style:font-name-complex="Helvetica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style:font-name="Helvetica" fo:font-size="12pt" style:font-name-asian="Helvetica" style:font-size-asian="12pt" style:font-name-complex="Helvetica" style:font-size-complex="12pt"/>
    </style:style>
    <style:style style:name="T5" style:family="text">
      <style:text-properties fo:color="#ff0000" style:font-name="Helvetica" fo:font-size="18pt" style:font-name-asian="Helvetica" style:font-size-asian="18pt" style:font-name-complex="Helvetica" style:font-size-complex="18pt"/>
    </style:style>
    <style:style style:name="T6" style:family="text">
      <style:text-properties fo:color="#0000ff" style:font-name="Helvetica" fo:font-size="18pt" style:font-name-asian="Helvetica" style:font-size-asian="18pt" style:font-name-complex="Helvetica" style:font-size-complex="18pt"/>
    </style:style>
    <style:style style:name="T7" style:family="text">
      <style:text-properties fo:color="#669966" style:font-name="Helvetica" fo:font-size="18pt" style:font-name-asian="Helvetica" style:font-size-asian="18pt" style:font-name-complex="Helvetica" style:font-size-complex="18pt"/>
    </style:style>
    <style:style style:name="T8" style:family="text">
      <style:text-properties fo:color="#9966cc" style:font-name="Helvetica" fo:font-size="18pt" style:font-name-asian="Helvetica" style:font-size-asian="18pt" style:font-name-complex="Helvetica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7e01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7f00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5.842cm" svg:x="0.493cm" svg:y="1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985cm" svg:height="5.842cm" svg:x="16.755cm" svg:y="2.1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985cm" svg:height="5.842cm" svg:x="8.755cm" svg:y="1.8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61cm" svg:height="0.763cm" svg:x="9.965cm" svg:y="4.86cm">
          <text:list text:style-name="L1">
            <text:list-header>
              <text:p text:style-name="P2"><text:span text:style-name="T1">Compute Node</text:span></text:p>
            </text:list-header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g>
          <draw:custom-shape draw:style-name="gr3" draw:text-style-name="P4" draw:layer="layout" svg:width="5.333cm" svg:height="0.657cm" svg:x="9.412cm" svg:y="2.956cm">
            <text:list text:style-name="L1">
              <text:list-header>
                <text:p text:style-name="P2"><text:span text:style-name="T2">nova-compute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  <draw:custom-shape draw:style-name="gr4" draw:text-style-name="P4" draw:layer="layout" svg:width="5.333cm" svg:height="0.656cm" svg:x="9.412cm" svg:y="3.613cm">
            <text:list text:style-name="L1">
              <text:list-header>
                <text:p text:style-name="P2"><text:span text:style-name="T2">neutron-*-plugin-agent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</draw:g>
        <draw:custom-shape draw:style-name="gr5" draw:text-style-name="P5" draw:layer="layout" svg:width="1.27cm" svg:height="0.635cm" svg:x="11.072cm" svg:y="1.893cm">
          <text:p text:style-name="P1"><text:span text:style-name="T3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0.635cm" svg:x="10.872cm" svg:y="6.993cm">
          <text:p text:style-name="P1"><text:span text:style-name="T3">eth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0.635cm" svg:x="12.772cm" svg:y="6.993cm">
          <text:p text:style-name="P1"><text:span text:style-name="T3">eth2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8" draw:text-style-name="P4" draw:layer="layout" svg:width="5.332cm" svg:height="0.656cm" svg:x="1.353cm" svg:y="2.813cm">
              <text:list text:style-name="L1">
                <text:list-header>
                  <text:p text:style-name="P2"><text:span text:style-name="T2">neutron-*-plugin-agent</text:span></text:p>
                </text:list-header>
              </text:list>
              <draw:enhanced-geometry svg:viewBox="0 0 21600 21600" draw:mirror-horizontal="false" draw:mirror-vertical="false" draw:glue-points="10800 10800" draw:type="rectangle" draw:enhanced-path="M 0 0 L 21600 0 21600 21600 0 21600 0 0 Z N"/>
            </draw:custom-shape>
            <draw:custom-shape draw:style-name="gr9" draw:text-style-name="P4" draw:layer="layout" svg:width="5.332cm" svg:height="0.656cm" svg:x="1.353cm" svg:y="3.469cm">
              <text:list text:style-name="L1">
                <text:list-header>
                  <text:p text:style-name="P2"><text:span text:style-name="T2">neutron-l3-agent</text:span></text:p>
                </text:list-header>
              </text:list>
              <draw:enhanced-geometry svg:viewBox="0 0 21600 21600" draw:mirror-horizontal="false" draw:mirror-vertical="false" draw:glue-points="10800 10800" draw:type="rectangle" draw:enhanced-path="M 0 0 L 21600 0 21600 21600 0 21600 0 0 Z N"/>
            </draw:custom-shape>
          </draw:g>
          <draw:custom-shape draw:style-name="gr10" draw:text-style-name="P4" draw:layer="layout" svg:width="5.332cm" svg:height="0.657cm" svg:x="1.353cm" svg:y="4.125cm">
            <text:list text:style-name="L1">
              <text:list-header>
                <text:p text:style-name="P2"><text:span text:style-name="T2">neutron-dhcp-agent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  <draw:custom-shape draw:style-name="gr11" draw:text-style-name="P6" draw:layer="layout" svg:width="5.332cm" svg:height="0.574cm" svg:x="1.353cm" svg:y="4.782cm">
            <text:list text:style-name="L1">
              <text:list-header>
                <text:p text:style-name="P2"><text:span text:style-name="T4">neutron-metadata-agent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</draw:g>
        <draw:custom-shape draw:style-name="gr7" draw:text-style-name="P5" draw:layer="layout" svg:width="1.27cm" svg:height="0.635cm" svg:x="3.772cm" svg:y="7.005cm">
          <text:p text:style-name="P1"><text:span text:style-name="T3">eth2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0.635cm" svg:x="5.572cm" svg:y="7.005cm">
          <text:p text:style-name="P1"><text:span text:style-name="T3">eth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7cm" svg:height="0.635cm" svg:x="3.372cm" svg:y="1.905cm">
          <text:p text:style-name="P1"><text:span text:style-name="T3">eth0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27cm" svg:height="0.635cm" svg:x="0.972cm" svg:y="7.005cm">
          <text:p text:style-name="P1"><text:span text:style-name="T3">eth3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6.263cm" svg:height="0.763cm" svg:x="17.312cm" svg:y="6.694cm">
          <text:list text:style-name="L1">
            <text:list-header>
              <text:p text:style-name="P2"><text:span text:style-name="T1">Cloud Controller Node</text:span></text:p>
            </text:list-header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g>
          <draw:custom-shape draw:style-name="gr14" draw:text-style-name="P4" draw:layer="layout" svg:width="5.331cm" svg:height="0.625cm" svg:x="17.787cm" svg:y="3.036cm">
            <text:list text:style-name="L1">
              <text:list-header>
                <text:p text:style-name="P2"><text:span text:style-name="T2">MySQL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  <draw:custom-shape draw:style-name="gr15" draw:text-style-name="P4" draw:layer="layout" svg:width="5.331cm" svg:height="0.624cm" svg:x="17.787cm" svg:y="3.661cm">
            <text:list text:style-name="L1">
              <text:list-header>
                <text:p text:style-name="P2"><text:span text:style-name="T2">RabbiMQ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  <draw:custom-shape draw:style-name="gr16" draw:text-style-name="P4" draw:layer="layout" svg:width="5.331cm" svg:height="0.626cm" svg:x="17.787cm" svg:y="4.285cm">
            <text:list text:style-name="L1">
              <text:list-header>
                <text:p text:style-name="P2"><text:span text:style-name="T2">keystone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  <draw:custom-shape draw:style-name="gr17" draw:text-style-name="P4" draw:layer="layout" svg:width="5.331cm" svg:height="0.625cm" svg:x="17.787cm" svg:y="4.911cm">
            <text:list text:style-name="L1">
              <text:list-header>
                <text:p text:style-name="P2"><text:span text:style-name="T2">nova-api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  <draw:custom-shape draw:style-name="gr18" draw:text-style-name="P4" draw:layer="layout" svg:width="5.331cm" svg:height="0.624cm" svg:x="17.787cm" svg:y="5.536cm">
            <text:list text:style-name="L1">
              <text:list-header>
                <text:p text:style-name="P2"><text:span text:style-name="T2">nova-scheduler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  <draw:custom-shape draw:style-name="gr19" draw:text-style-name="P4" draw:layer="layout" svg:width="5.331cm" svg:height="0.625cm" svg:x="17.787cm" svg:y="6.16cm">
            <text:list text:style-name="L1">
              <text:list-header>
                <text:p text:style-name="P2"><text:span text:style-name="T2">neutron-server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</draw:g>
        <draw:custom-shape draw:style-name="gr1" draw:text-style-name="P1" draw:layer="layout" svg:width="6.985cm" svg:height="5.842cm" svg:x="9.017cm" svg:y="2.1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7" draw:layer="layout" svg:x1="12.537cm" svg:y1="0.677cm" svg:x2="12.537cm" svg:y2="2.29cm">
          <text:p/>
        </draw:line>
        <draw:line draw:style-name="gr20" draw:text-style-name="P7" draw:layer="layout" svg:x1="4.606cm" svg:y1="0.677cm" svg:x2="4.606cm" svg:y2="2.29cm">
          <text:p/>
        </draw:line>
        <draw:line draw:style-name="gr20" draw:text-style-name="P7" draw:layer="layout" svg:x1="20.467cm" svg:y1="0.677cm" svg:x2="20.467cm" svg:y2="2.29cm">
          <text:p/>
        </draw:line>
        <draw:line draw:style-name="gr20" draw:text-style-name="P7" draw:layer="layout" svg:x1="4.626cm" svg:y1="0.716cm" svg:x2="20.522cm" svg:y2="0.677cm">
          <text:p/>
        </draw:line>
        <draw:line draw:style-name="gr21" draw:text-style-name="P7" draw:layer="layout" svg:x1="6.477cm" svg:y1="9.779cm" svg:x2="12.591cm" svg:y2="9.756cm">
          <text:p/>
        </draw:line>
        <draw:custom-shape draw:style-name="gr22" draw:text-style-name="P8" draw:layer="layout" svg:width="6.2cm" svg:height="0.763cm" svg:x="9.426cm" svg:y="-0.106cm">
          <text:list text:style-name="L3">
            <text:list-header>
              <text:p text:style-name="P2"><text:span text:style-name="T5">Management Network</text:span></text:p>
            </text:list-header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line draw:style-name="gr23" draw:text-style-name="P7" draw:layer="layout" svg:x1="20.44cm" svg:y1="8.088cm" svg:x2="20.44cm" svg:y2="11.588cm">
          <text:p/>
        </draw:line>
        <draw:line draw:style-name="gr21" draw:text-style-name="P7" draw:layer="layout" svg:x1="12.537cm" svg:y1="8.034cm" svg:x2="12.537cm" svg:y2="9.729cm">
          <text:p/>
        </draw:line>
        <draw:line draw:style-name="gr21" draw:text-style-name="P7" draw:layer="layout" svg:x1="6.493cm" svg:y1="8.088cm" svg:x2="6.493cm" svg:y2="9.729cm">
          <text:p/>
        </draw:line>
        <draw:custom-shape draw:style-name="gr24" draw:text-style-name="P8" draw:layer="layout" svg:width="4.439cm" svg:height="0.763cm" svg:x="7.46cm" svg:y="9.755cm">
          <text:list text:style-name="L4">
            <text:list-header>
              <text:p text:style-name="P2"><text:span text:style-name="T6">Tunnel Network</text:span></text:p>
            </text:list-header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custom-shape draw:style-name="gr25" draw:text-style-name="P10" draw:layer="layout" svg:width="2.326cm" svg:height="1.525cm" svg:x="2.881cm" svg:y="10.286cm">
          <text:list text:style-name="L5">
            <text:list-header>
              <text:p text:style-name="P9"><text:span text:style-name="T7">External</text:span></text:p>
              <text:p text:style-name="P9"><text:span text:style-name="T7">Network</text:span></text:p>
            </text:list-header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custom-shape draw:style-name="gr26" draw:text-style-name="P12" draw:layer="layout" svg:width="4.091cm" svg:height="1.022cm" svg:x="16.002cm" svg:y="9.652cm">
          <text:list text:style-name="L6">
            <text:list-item>
              <text:p text:style-name="P11"><text:span text:style-name="T8">API Network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custom-shape draw:style-name="gr5" draw:text-style-name="P5" draw:layer="layout" svg:width="1.27cm" svg:height="0.635cm" svg:x="19.872cm" svg:y="2.293cm">
          <text:p text:style-name="P1"><text:span text:style-name="T3">eth0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4.578cm" svg:height="0.763cm" svg:x="10.607cm" svg:y="5.26cm">
          <text:list text:style-name="L1">
            <text:list-header>
              <text:p text:style-name="P2"><text:span text:style-name="T1">Compute Nodes</text:span></text:p>
            </text:list-header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g>
          <draw:custom-shape draw:style-name="gr28" draw:text-style-name="P4" draw:layer="layout" svg:width="5.333cm" svg:height="0.657cm" svg:x="10.212cm" svg:y="3.356cm">
            <text:list text:style-name="L1">
              <text:list-header>
                <text:p text:style-name="P2"><text:span text:style-name="T2">nova-compute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  <draw:custom-shape draw:style-name="gr29" draw:text-style-name="P4" draw:layer="layout" svg:width="5.333cm" svg:height="0.656cm" svg:x="10.212cm" svg:y="4.013cm">
            <text:list text:style-name="L1">
              <text:list-header>
                <text:p text:style-name="P2"><text:span text:style-name="T2">neutron-*-plugin-agent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</draw:g>
        <draw:custom-shape draw:style-name="gr5" draw:text-style-name="P5" draw:layer="layout" svg:width="1.27cm" svg:height="0.635cm" svg:x="11.872cm" svg:y="2.293cm">
          <text:p text:style-name="P1"><text:span text:style-name="T3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0.635cm" svg:x="11.672cm" svg:y="7.393cm">
          <text:p text:style-name="P1"><text:span text:style-name="T3">eth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0.635cm" svg:x="19.772cm" svg:y="7.393cm">
          <text:p text:style-name="P1"><text:span text:style-name="T3">eth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5.842cm" svg:x="0.855cm" svg:y="2.1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30" draw:text-style-name="P4" draw:layer="layout" svg:width="5.332cm" svg:height="0.656cm" svg:x="1.953cm" svg:y="3.201cm">
              <text:list text:style-name="L1">
                <text:list-header>
                  <text:p text:style-name="P2"><text:span text:style-name="T2">neutron-*-plugin-agent</text:span></text:p>
                </text:list-header>
              </text:list>
              <draw:enhanced-geometry svg:viewBox="0 0 21600 21600" draw:mirror-horizontal="false" draw:mirror-vertical="false" draw:glue-points="10800 10800" draw:type="rectangle" draw:enhanced-path="M 0 0 L 21600 0 21600 21600 0 21600 0 0 Z N"/>
            </draw:custom-shape>
            <draw:custom-shape draw:style-name="gr31" draw:text-style-name="P4" draw:layer="layout" svg:width="5.332cm" svg:height="0.656cm" svg:x="1.953cm" svg:y="3.857cm">
              <text:list text:style-name="L1">
                <text:list-header>
                  <text:p text:style-name="P2"><text:span text:style-name="T2">neutron-l3-agent</text:span></text:p>
                </text:list-header>
              </text:list>
              <draw:enhanced-geometry svg:viewBox="0 0 21600 21600" draw:mirror-horizontal="false" draw:mirror-vertical="false" draw:glue-points="10800 10800" draw:type="rectangle" draw:enhanced-path="M 0 0 L 21600 0 21600 21600 0 21600 0 0 Z N"/>
            </draw:custom-shape>
          </draw:g>
          <draw:custom-shape draw:style-name="gr32" draw:text-style-name="P4" draw:layer="layout" svg:width="5.332cm" svg:height="0.657cm" svg:x="1.953cm" svg:y="4.513cm">
            <text:list text:style-name="L1">
              <text:list-header>
                <text:p text:style-name="P2"><text:span text:style-name="T2">neutron-dhcp-agent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  <draw:custom-shape draw:style-name="gr33" draw:text-style-name="P6" draw:layer="layout" svg:width="5.332cm" svg:height="0.574cm" svg:x="1.953cm" svg:y="5.17cm">
            <text:list text:style-name="L1">
              <text:list-header>
                <text:p text:style-name="P2"><text:span text:style-name="T4">neutron-metadata-agent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</draw:g>
        <draw:custom-shape draw:style-name="gr6" draw:text-style-name="P5" draw:layer="layout" svg:width="1.27cm" svg:height="0.635cm" svg:x="5.772cm" svg:y="7.393cm">
          <text:p text:style-name="P1"><text:span text:style-name="T3">eth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7cm" svg:height="0.635cm" svg:x="3.972cm" svg:y="2.293cm">
          <text:p text:style-name="P1"><text:span text:style-name="T3">eth0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27cm" svg:height="0.635cm" svg:x="1.572cm" svg:y="7.393cm">
          <text:p text:style-name="P1"><text:span text:style-name="T3">eth3</text:span>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4.333cm" svg:height="0.763cm" svg:x="2.344cm" svg:y="5.967cm">
          <text:list text:style-name="L1">
            <text:list-header>
              <text:p text:style-name="P2"><text:span text:style-name="T1">Network Nodes</text:span></text:p>
            </text:list-header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line draw:style-name="gr35" draw:text-style-name="P1" draw:layer="layout" svg:x1="2.286cm" svg:y1="8.128cm" svg:x2="2.286cm" svg:y2="11.5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Helvetica" svg:font-family="Helvetic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876cm" fo:page-height="13.3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31T21:41:24</meta:creation-date>
    <dc:date>2014-12-05T13:06:18.808172204</dc:date>
    <meta:editing-duration>PT1M30S</meta:editing-duration>
    <meta:editing-cycles>6</meta:editing-cycles>
    <meta:generator>LibreOffice/4.2.7.2$Linux_X86_64 LibreOffice_project/420$Build-2</meta:generator>
    <meta:document-statistic meta:object-count="61"/>
  </office:meta>
</office:document-meta>
</file>